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984e8" officeooo:paragraph-rsid="000984e8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984e8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984e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984e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aa74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aa74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984e8"/>
    </style:style>
    <style:style style:name="P9" style:family="paragraph" style:parent-style-name="Standard">
      <style:paragraph-properties fo:text-align="start" style:justify-single-word="false"/>
      <style:text-properties officeooo:paragraph-rsid="000aa748"/>
    </style:style>
    <style:style style:name="P10" style:family="paragraph" style:parent-style-name="Standard">
      <style:paragraph-properties fo:text-align="start" style:justify-single-word="false"/>
      <style:text-properties officeooo:paragraph-rsid="000bf787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84e8" officeooo:paragraph-rsid="000aa74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984e8" officeooo:paragraph-rsid="000bf787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984e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aa74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bold" officeooo:rsid="000984e8" officeooo:paragraph-rsid="000bf787" style:font-size-asian="10.5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0aa748" officeooo:paragraph-rsid="000bf787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2pt" fo:font-weight="bold" officeooo:rsid="000aa748" officeooo:paragraph-rsid="000aa748" style:font-size-asian="10.5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2pt" fo:font-weight="bold" officeooo:rsid="000aa748" officeooo:paragraph-rsid="000bf787" style:font-size-asian="10.5pt" style:font-weight-asian="bold" style:font-size-complex="12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-0.499cm" style:auto-text-indent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-0.499cm" style:auto-text-indent="false" style:page-number="auto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-0.499cm" style:auto-text-indent="false" style:page-number="auto" fo:background-color="transparent"/>
      <style:text-properties officeooo:paragraph-rsid="000c6961"/>
    </style:style>
    <style:style style:name="P24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0.499cm" style:auto-text-indent="false" style:page-number="auto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0.499cm" style:auto-text-indent="false" style:page-number="auto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-0.499cm" style:auto-text-indent="false" style:page-number="auto" fo:background-color="transparent"/>
      <style:text-properties officeooo:paragraph-rsid="000c6961"/>
    </style:style>
    <style:style style:name="P28" style:family="paragraph" style:parent-style-name="Standard">
      <loext:graphic-properties draw:fill="none"/>
      <style:paragraph-properties fo:margin-left="2cm" fo:margin-right="0cm" fo:text-align="start" style:justify-single-word="false" fo:text-indent="-0.499cm" style:auto-text-indent="false" fo:background-color="transparent"/>
      <style:text-properties style:font-name="DejaVu Sans" fo:font-size="12pt" fo:font-weight="normal" officeooo:rsid="000aa748" officeooo:paragraph-rsid="000aa748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2cm" fo:margin-right="0cm" fo:text-align="start" style:justify-single-word="false" fo:text-indent="-0.499cm" style:auto-text-indent="false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2cm" fo:margin-right="0cm" fo:text-align="start" style:justify-single-word="false" fo:text-indent="-0.499cm" style:auto-text-indent="false" fo:background-color="transparent"/>
      <style:text-properties style:font-name="DejaVu Sans" fo:font-size="12pt" fo:font-weight="normal" officeooo:rsid="000bf787" officeooo:paragraph-rsid="000c6961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DejaVu Sans" fo:font-size="12pt" fo:font-weight="normal" officeooo:rsid="000984e8" officeooo:paragraph-rsid="000984e8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DejaVu Sans" fo:font-size="12pt" fo:font-weight="normal" officeooo:rsid="000bf787" officeooo:paragraph-rsid="000bf787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0bf787"/>
    </style:style>
    <style:style style:name="P3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rsid="000c6961" officeooo:paragraph-rsid="000c6961"/>
    </style:style>
    <style:style style:name="P36" style:family="paragraph" style:parent-style-name="Standard" style:list-style-name="L1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/>
      <style:text-properties style:font-name="DejaVu Sans" fo:font-size="12pt" fo:font-weight="normal" officeooo:rsid="000984e8" officeooo:paragraph-rsid="000984e8" style:font-size-asian="10.5pt" style:font-weight-asian="normal" style:font-size-complex="12pt" style:font-weight-complex="normal"/>
    </style:style>
    <style:style style:name="P37" style:family="paragraph" style:parent-style-name="Standard" style:list-style-name="L4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c6961" officeooo:paragraph-rsid="000c6961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DejaVu Sans" fo:font-size="12pt" fo:font-weight="normal" officeooo:rsid="0010c3a5" officeooo:paragraph-rsid="0010c3a5" style:font-size-asian="10.5pt" style:font-weight-asian="normal" style:font-size-complex="12pt" style:font-weight-complex="normal"/>
    </style:style>
    <style:style style:name="T1" style:family="text">
      <style:text-properties style:font-name="DejaVu Sans" fo:font-size="12pt" style:font-size-asian="10.5pt" style:font-size-complex="12pt"/>
    </style:style>
    <style:style style:name="T2" style:family="text">
      <style:text-properties style:font-name="DejaVu Sans" fo:font-size="12pt" officeooo:rsid="000984e8" style:font-size-asian="10.5pt" style:font-size-complex="12pt"/>
    </style:style>
    <style:style style:name="T3" style:family="text">
      <style:text-properties style:font-name="DejaVu Sans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bf787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DejaVu Sans" fo:font-size="12pt" fo:font-weight="normal" officeooo:rsid="000aa748" style:font-size-asian="10.5pt" style:font-weight-asian="normal" style:font-size-complex="12pt" style:font-weight-complex="normal"/>
    </style:style>
    <style:style style:name="T8" style:family="text">
      <style:text-properties style:font-name="DejaVu Sans" fo:font-size="12pt" fo:font-weight="normal" officeooo:rsid="000bf787" style:font-size-asian="10.5pt" style:font-weight-asian="normal" style:font-size-complex="12pt" style:font-weight-complex="normal"/>
    </style:style>
    <style:style style:name="T9" style:family="text">
      <style:text-properties style:font-name="DejaVu Sans" fo:font-size="12pt" fo:font-weight="normal" officeooo:rsid="000c6961" style:font-size-asian="10.5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aa748" style:font-weight-asian="normal" style:font-weight-complex="normal"/>
    </style:style>
    <style:style style:name="T13" style:family="text">
      <style:text-properties fo:font-weight="normal" officeooo:rsid="000bf787" style:font-weight-asian="normal" style:font-weight-complex="normal"/>
    </style:style>
    <style:style style:name="T14" style:family="text">
      <style:text-properties officeooo:rsid="000aa748"/>
    </style:style>
    <style:style style:name="T15" style:family="text">
      <style:text-properties officeooo:rsid="000bf787"/>
    </style:style>
    <style:style style:name="T16" style:family="text">
      <style:text-properties officeooo:rsid="000c6961"/>
    </style:style>
    <style:style style:name="T17" style:family="text">
      <style:text-properties officeooo:rsid="001286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as d’Utilisation du package</text:p>
      <text:p text:style-name="P2">« Authentification »</text:p>
      <text:p text:style-name="P13">Cas d’Utilisation n°001</text:p>
      <text:p text:style-name="P8"><text:span text:style-name="T4">Nom :</text:span><text:span text:style-name="T2"> Se créer un compte</text:span></text:p>
      <text:p text:style-name="P1"><text:span text:style-name="T3">Acteur(s) :</text:span><text:span text:style-name="T1"> Visiteur</text:span></text:p>
      <text:p text:style-name="P3"><text:span text:style-name="T10">Description :</text:span> Le Visiteur se crée un compte pour pouvoir enregistrer ses données.</text:p>
      <text:p text:style-name="P3"><text:span text:style-name="T10">Pré-condition(s) :</text:span> — </text:p>
      <text:p text:style-name="P3"><text:span text:style-name="T10">Déclencheur :</text:span> Le Visiteur demande à accéder à la page de création de compte.</text:p>
      <text:p text:style-name="P4">Scénario nominal :</text:p>
      <text:list xml:id="list544721855" text:style-name="L1">
        <text:list-item>
          <text:p text:style-name="P36">Le <text:span text:style-name="T10">Système demande</text:span> les informations de connexion (e-mail, mot de passe…).</text:p>
        </text:list-item>
        <text:list-item>
          <text:p text:style-name="P31">Le <text:span text:style-name="T10">Visiteur renseigne</text:span> les informations demandée, et valide son formulaire.</text:p>
        </text:list-item>
        <text:list-item>
          <text:p text:style-name="P31">Le <text:span text:style-name="T10">Système vérifie</text:span> la validité des informations (e-mail non existant dans la BDD, mot de passe conforme aux exigences).</text:p>
        </text:list-item>
        <text:list-item>
          <text:p text:style-name="P31">Le <text:span text:style-name="T10">Système enregistre</text:span> les données saisies par le Visiteur.</text:p>
        </text:list-item>
      </text:list>
      <text:p text:style-name="P7">Scénario alternatif :</text:p>
      <text:p text:style-name="P7">Scénario d’exception :</text:p>
      <text:p text:style-name="P21">3. a) Le <text:span text:style-name="T10">Système détecte</text:span> que le mail existe déjà dans la BDD.</text:p>
      <text:p text:style-name="P24">3. a) I) Le <text:span text:style-name="T10">Système signale</text:span> au Visiteur que le mail est déjà enregistré et demande au Visiteur d’en renseigner un nouveau.</text:p>
      <text:p text:style-name="P25">3. a) II) Retour à l’étape 2.</text:p>
      <text:p text:style-name="P21">3. b) Le <text:span text:style-name="T10">Système détecte</text:span> que le mot de passe ne correspond pas aux exigences requises.</text:p>
      <text:p text:style-name="P25">3. b) I) Le <text:span text:style-name="T10">Système demande</text:span> à l’utilisateur de renseigner un mot de passe correspondant aux exigences.</text:p>
      <text:p text:style-name="P28">3. b) II) Retour à l’étape 2.</text:p>
      <text:p text:style-name="P14">Cas d’Utilisation n°00<text:span text:style-name="T14">2</text:span></text:p>
      <text:p text:style-name="P9"><text:span text:style-name="T4">Nom : </text:span><text:span text:style-name="T7">Récupérer un mot de passe</text:span></text:p>
      <text:p text:style-name="P11"><text:span text:style-name="T1">Acteur(s) : </text:span><text:span text:style-name="T7">Visiteur</text:span></text:p>
      <text:p text:style-name="P5">Description : <text:span text:style-name="T12">Le Visiteur </text:span><text:span text:style-name="T13">oublie son mot de passe et </text:span><text:span text:style-name="T12">demande à </text:span><text:span text:style-name="T13">le </text:span><text:span text:style-name="T12">récupérer.</text:span></text:p>
      <text:p text:style-name="P5">Pré-condition(s) : <text:span text:style-name="T11">—</text:span></text:p>
      <text:p text:style-name="P16">Déclencheur : <text:s/><text:span text:style-name="T12">Le Visiteur demande à récupérer son mot de passe.</text:span></text:p>
      <text:p text:style-name="P19">Scénario nominal :</text:p>
      <text:list xml:id="list1203385098" text:style-name="L2">
        <text:list-item>
          <text:p text:style-name="P32">Le <text:span text:style-name="T10">Système</text:span> <text:span text:style-name="T10">demande</text:span> au Visiteur de renseigner son e-mail de connexion.</text:p>
        </text:list-item>
        <text:list-item>
          <text:p text:style-name="P32">Le <text:span text:style-name="T10">Visiteur saisie</text:span> l’e-mail et valide.</text:p>
        </text:list-item>
        <text:list-item>
          <text:p text:style-name="P32">Le <text:span text:style-name="T10">Système vérifie</text:span> la présence du compte dans la BDD.</text:p>
        </text:list-item>
        <text:list-item>
          <text:p text:style-name="P32">Le <text:span text:style-name="T10">Système envoie</text:span> un e-mail à l’adresse renseignée contenant le mot de passe.</text:p>
        </text:list-item>
      </text:list>
      <text:p text:style-name="P19">Scénario alternatif :</text:p>
      <text:p text:style-name="P17"><text:span text:style-name="T10">Scénario d’exception </text:span>:</text:p>
      <text:p text:style-name="P22">3. a) Le <text:span text:style-name="T10">Système</text:span> <text:span text:style-name="T10">ne trouve pas</text:span> le mail dans la BDD.</text:p>
      <text:p text:style-name="P26">3. a) I) Le <text:span text:style-name="T10">Système signale</text:span> que le compte est introuvable.</text:p>
      <text:p text:style-name="P29">3. a) II) Retour à l’étape 1.</text:p>
      <text:p text:style-name="P15">Cas d’Utilisation n°00<text:span text:style-name="T15">3</text:span></text:p>
      <text:p text:style-name="P10"><text:span text:style-name="T4">Nom : </text:span><text:span text:style-name="T8">Se connecter à son compte</text:span></text:p>
      <text:p text:style-name="P12"><text:span text:style-name="T1">Acteur(s) : </text:span><text:span text:style-name="T7">Visiteur</text:span></text:p>
      <text:p text:style-name="P10"><text:span text:style-name="T4">Description : </text:span><text:span text:style-name="T8">Connexion du Visiteur à son compte de la plate-forme.</text:span></text:p>
      <text:p text:style-name="P6">Pré-condition(s) : <text:span text:style-name="T11">—</text:span></text:p>
      <text:p text:style-name="P16">Déclencheur : <text:s/><text:span text:style-name="T12">Le Visiteur demande à </text:span><text:span text:style-name="T13">accéder à sa page de compte</text:span><text:span text:style-name="T12">.</text:span></text:p>
      <text:p text:style-name="P20">Scénario nominal :</text:p>
      <text:list xml:id="list453386139" text:style-name="L3">
        <text:list-item>
          <text:p text:style-name="P34"><text:span text:style-name="T8">Le </text:span><text:span text:style-name="T5">Système</text:span><text:span text:style-name="T8"> </text:span><text:span text:style-name="T5">demande</text:span><text:span text:style-name="T8"> au Visiteur de renseigner son e-mail de connexion et sont mot de passe.</text:span></text:p>
        </text:list-item>
        <text:list-item>
          <text:p text:style-name="P33">Le <text:span text:style-name="T10">Visiteur saisie</text:span> l’e-mail et valide.</text:p>
        </text:list-item>
        <text:list-item>
          <text:p text:style-name="P34"><text:span text:style-name="T8">Le </text:span><text:span text:style-name="T5">Système vérifie</text:span><text:span text:style-name="T8"> la présence du compte dans la BDD </text:span><text:span text:style-name="T9">et </text:span><text:span text:style-name="T8">la correspondance du mot de passe.</text:span></text:p>
        </text:list-item>
        <text:list-item>
          <text:p text:style-name="P35"><text:span text:style-name="T8">L</text:span><text:span text:style-name="T6">e </text:span><text:span text:style-name="T3">Système affiche</text:span><text:span text:style-name="T6"> le compte du Visiteur</text:span></text:p>
        </text:list-item>
      </text:list>
      <text:p text:style-name="P20">Scénario alternatif :</text:p>
      <text:list xml:id="list1951970546" text:style-name="L4">
        <text:list-header>
          <text:p text:style-name="P37">1. a) Le <text:span text:style-name="T10">Visiteur</text:span> a oublié son mot de passe et <text:span text:style-name="T10">demande</text:span> à l<text:span text:style-name="T17">e</text:span> récupérer (inclusion du Cas d’Utilisation n°002)</text:p>
          <text:p text:style-name="P38">1. b) Le <text:span text:style-name="T10">Visiteur souhaite</text:span> se créer un compte (inclusion du Cas d’Utilisation n°001).</text:p>
        </text:list-header>
      </text:list>
      <text:p text:style-name="P18"><text:span text:style-name="T10">Scénario d’exception </text:span>:</text:p>
      <text:p text:style-name="P22"><text:span text:style-name="T16">3</text:span>. a) Le <text:span text:style-name="T10">Système</text:span> <text:span text:style-name="T10">ne trouve pas </text:span>le mail dans la BDD.</text:p>
      <text:p text:style-name="P26">3. a) I) Le <text:span text:style-name="T10">Système signale</text:span> que l’<text:span text:style-name="T16">e-mail est introuvable</text:span>.</text:p>
      <text:p text:style-name="P29">3. a) II) Retour à l’étape 1.</text:p>
      <text:p text:style-name="P23"><text:span text:style-name="T9">3</text:span><text:span text:style-name="T8">. </text:span><text:span text:style-name="T9">b</text:span><text:span text:style-name="T8">) Le </text:span><text:span text:style-name="T5">Système</text:span><text:span text:style-name="T8"> ne trouve pas </text:span><text:span text:style-name="T9">de correspondance entre le mot de passe entré et le mot de passe enregistré.</text:span><text:span text:style-name="T8">.</text:span></text:p>
      <text:p text:style-name="P27"><text:span text:style-name="T8">3. a) I) Le </text:span><text:span text:style-name="T5">Système signale</text:span><text:span text:style-name="T8"> que le </text:span><text:span text:style-name="T9">mot de passe est incorrect</text:span><text:span text:style-name="T8">.</text:span></text:p>
      <text:p text:style-name="P30">3. a) II) Retour à l’étape 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07:04:02.891000000</meta:creation-date>
    <dc:date>2020-03-16T09:07:23.279000000</dc:date>
    <meta:editing-duration>PT46M12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4" meta:paragraph-count="58" meta:word-count="516" meta:character-count="2875" meta:non-whitespace-character-count="2423"/>
  </office:meta>
</office:document-meta>
</file>